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style:text-line-through-style="solid"/>
    </style:style>
    <style:style style:name="P4" style:family="paragraph" style:parent-style-name="Text_20_body">
      <style:text-properties style:text-line-through-style="solid" fo:background-color="transparent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background-color="#ffff00"/>
    </style:style>
    <style:style style:name="P7" style:family="paragraph" style:parent-style-name="Text_20_body">
      <style:paragraph-properties fo:margin-top="0cm" fo:margin-bottom="0cm"/>
      <style:text-properties fo:background-color="transparent"/>
    </style:style>
    <style:style style:name="P8" style:family="paragraph" style:parent-style-name="Text_20_body">
      <style:paragraph-properties fo:margin-top="0cm" fo:margin-bottom="0cm"/>
      <style:text-properties style:text-line-through-style="solid"/>
    </style:style>
    <style:style style:name="P9" style:family="paragraph" style:parent-style-name="Text_20_body">
      <style:paragraph-properties fo:margin-top="0cm" fo:margin-bottom="0cm"/>
      <style:text-properties style:text-line-through-style="solid" fo:background-color="transparent"/>
    </style:style>
    <style:style style:name="P10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</style:style>
    <style:style style:name="T1" style:family="text">
      <style:text-properties fo:font-weight="bold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text-line-through-style="solid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XAM 2 PART 3</text:h>
      <text:h text:style-name="Heading_20_3" text:outline-level="3">Question 1 *1</text:h>
      <text:p text:style-name="P5">Compliance is:</text:p>
      <text:p text:style-name="P5">a. the change in lung volume per unit change in transpulmonary pressure </text:p>
      <text:p text:style-name="P9">b. the distensibility of the lung </text:p>
      <text:p text:style-name="P5">c. affected by surfactant and elastic fibers of the lung </text:p>
      <text:p text:style-name="P2">d. A, B and C </text:p>
      <text:h text:style-name="Heading_20_3" text:outline-level="3">Question 2x</text:h>
      <text:p text:style-name="P5">Air flows <text:span text:style-name="T1">into</text:span> the lung when:</text:p>
      <text:p text:style-name="P5">a. PA is greater than Patm </text:p>
      <text:p text:style-name="P5">b. PA equals Patm </text:p>
      <text:p text:style-name="P2">c. PA is less than Patm </text:p>
      <text:h text:style-name="Heading_20_3" text:outline-level="3">Question 3x</text:h>
      <text:p text:style-name="P5">The intrapleural pressure is determined by:</text:p>
      <text:p text:style-name="P5">a. PaO2 </text:p>
      <text:p text:style-name="P5">b. the elastic recoil of the lung </text:p>
      <text:p text:style-name="P5">c. the amount of contraction of the inspiratory muscles </text:p>
      <text:p text:style-name="P5">d. A and B </text:p>
      <text:p text:style-name="Text_20_body"><text:span text:style-name="T2">e. B and </text:span>C </text:p>
      <text:h text:style-name="Heading_20_3" text:outline-level="3">Question 4x</text:h>
      <text:p text:style-name="P5">FEV1/FVC (Forced expiratory volume in 1 second/Forced vital capacity) is less than 80% in:</text:p>
      <text:p text:style-name="P5">a. patients with restrictive lung disease </text:p>
      <text:p text:style-name="P6">b. patients with obstructive lung disease </text:p>
      <text:p text:style-name="Text_20_body">c. A and B </text:p>
      <text:h text:style-name="Heading_20_3" text:outline-level="3">Question 5x</text:h>
      <text:p text:style-name="P5">Which breathing pattern gives the greatest alveolar ventilation (ml/min) in a person with an anatomic dead space of 150 ml?</text:p>
      <text:p text:style-name="P6">a. 1150 ml tidal volume, 5 breaths per minute </text:p>
      <text:p text:style-name="P5">b. 450 ml tidal volume, 12 breaths per minute </text:p>
      <text:p text:style-name="Text_20_body">c. 200 ml tidal volume, 30 breaths per minute </text:p>
      <text:h text:style-name="Heading_20_3" text:outline-level="3">Question 6*2</text:h>
      <text:p text:style-name="P5">During expiration, the PACO2:</text:p>
      <text:p text:style-name="P9">a. decreases </text:p>
      <text:p text:style-name="P8">b. stays the same </text:p>
      <text:p text:style-name="P2">c. increases </text:p>
      <text:h text:style-name="Heading_20_3" text:outline-level="3">Question 7x</text:h>
      <text:p text:style-name="P5">In a person with normal lungs, PAO2 is determined by:</text:p>
      <text:p text:style-name="P5">a. the alveolar ventilation rate </text:p>
      <text:p text:style-name="P5"><text:soft-page-break/>b. the respiratory quotient </text:p>
      <text:p text:style-name="P5">c. the partial pressure of O2 in atmospheric air </text:p>
      <text:p text:style-name="P2">d. A, B and C </text:p>
      <text:h text:style-name="Heading_20_3" text:outline-level="3">Question 8x</text:h>
      <text:p text:style-name="P5">The concentration of O2 in arterial blood is determined by:</text:p>
      <text:p text:style-name="P5">a. the amount of bicarbonate </text:p>
      <text:p text:style-name="P5">b. the PaO2 </text:p>
      <text:p text:style-name="P5">c. the amount of hemoglobin </text:p>
      <text:p text:style-name="P5">d. A and B </text:p>
      <text:p text:style-name="P2">e. B and C </text:p>
      <text:h text:style-name="Heading_20_3" text:outline-level="3">Question 9 * 3</text:h>
      <text:p text:style-name="P5">When the O2 – hemoglobin curve shifts to the left it means:</text:p>
      <text:p text:style-name="P6">a. that the affinity of hemoglobin for oxygen has increased </text:p>
      <text:p text:style-name="P5">b. that the affinity of hemoglobin for oxygen has decreased </text:p>
      <text:p text:style-name="P4">c. nothing in terms of hemoglobin affinity for oxygen </text:p>
      <text:h text:style-name="Heading_20_3" text:outline-level="3">Question 10*4</text:h>
      <text:p text:style-name="P5">During V/Q mismatch, when there is decreased air flow to part of the lung, the response is local:</text:p>
      <text:p text:style-name="P8">a. bronchoconstriction </text:p>
      <text:p text:style-name="P9">b. bronchodilation </text:p>
      <text:p text:style-name="P6">c. vasoconstriction </text:p>
      <text:p text:style-name="P3">d. vasodilation </text:p>
      <text:h text:style-name="Heading_20_3" text:outline-level="3">Question 11</text:h>
      <text:p text:style-name="P5">The peripheral chemoreceptors that regulate breathing detect:</text:p>
      <text:p text:style-name="P5">a. PaO2 </text:p>
      <text:p text:style-name="P5">b. PaCO2 </text:p>
      <text:p text:style-name="P5">c. blood pH </text:p>
      <text:p text:style-name="P2">d. A, B and C </text:p>
      <text:h text:style-name="Heading_20_3" text:outline-level="3">Question 12</text:h>
      <text:p text:style-name="P5">With increasing plasma H+ concentration, minute ventilation will:</text:p>
      <text:p text:style-name="P6">a. increase </text:p>
      <text:p text:style-name="P5">b. decrease </text:p>
      <text:p text:style-name="Text_20_body">c. remain the same </text:p>
      <text:h text:style-name="Heading_20_3" text:outline-level="3">Question 13</text:h>
      <text:p text:style-name="P5">During intense exercise, arterial H+ concentration increases even though PaCO2 decreases due to: </text:p>
      <text:p text:style-name="P5">a. decreased ventilation </text:p>
      <text:p text:style-name="P5">b. increased PaO2 </text:p>
      <text:p text:style-name="P6">c. lactic acid production </text:p>
      <text:p text:style-name="Text_20_body">d. A, B and C </text:p>
      <text:h text:style-name="Heading_20_3" text:outline-level="3"><text:soft-page-break/>Question 14</text:h>
      <text:p text:style-name="P5">A situation that may lead to respiratory acidosis would be:</text:p>
      <text:p text:style-name="P5">a. vomiting </text:p>
      <text:p text:style-name="P5">b. exercising </text:p>
      <text:p text:style-name="P5">c. hyperventilation </text:p>
      <text:p text:style-name="P2">d. hypoventilation </text:p>
      <text:h text:style-name="Heading_20_3" text:outline-level="3">Question 15</text:h>
      <text:p text:style-name="P5">Hypoxia due to cyanide poisoning results in:</text:p>
      <text:p text:style-name="P5">a. hypoxic hypoxia </text:p>
      <text:p text:style-name="P5">b. anemic hypoxia </text:p>
      <text:p text:style-name="P5">c. ischemic hypoxia </text:p>
      <text:p text:style-name="P6">d. histotoxic hypoxia</text:p>
      <text:p text:style-name="P1"/>
      <text:p text:style-name="Standard"/>
      <text:p text:style-name="Standard">EXAM 2 PART 2</text:p>
      <text:h text:style-name="Heading_20_3" text:outline-level="3">Question 1*2</text:h>
      <text:p text:style-name="P5">A 22 year graduate student was diagnosed as having a primary endocrine disorder that increased her plasma triiodothyronine (T3) levels ten fold. When examined, she had increased: </text:p>
      <text:p text:style-name="P6">a. body temperature </text:p>
      <text:p text:style-name="P5">b. TRH levels in her blood. </text:p>
      <text:p text:style-name="P5">c. TSH levels in her blood. </text:p>
      <text:p text:style-name="P5">d. TRH and TSH levels in her blood. </text:p>
      <text:p text:style-name="P4">e. A and D </text:p>
      <text:h text:style-name="Heading_20_3" text:outline-level="3">Question 2x</text:h>
      <text:p text:style-name="P5">In chronic iodine deficiency, the thyroid gland:</text:p>
      <text:p text:style-name="P5">a. enlarges due to elevated secretion of thyroid hormone. </text:p>
      <text:p text:style-name="P5">b. shrinks due to decreased secretion of thyroid hormone. </text:p>
      <text:p text:style-name="P6">c. enlarges due to elevated secretion of TSH. </text:p>
      <text:p text:style-name="Text_20_body">d. remains unchanged. </text:p>
      <text:h text:style-name="Heading_20_3" text:outline-level="3">Question 3x</text:h>
      <text:p text:style-name="P5">Synergistic actions of the adrenal hormones, cortisol and ______, raise blood glucose levels. </text:p>
      <text:p text:style-name="P6">a. Epinephrine </text:p>
      <text:p text:style-name="P5">b. Insulin like-growth factor -1 (IGF-1) </text:p>
      <text:p text:style-name="P5">c. Triiodothyronine (T3) </text:p>
      <text:p text:style-name="P7">d. Thyroxine (T4) </text:p>
      <text:p text:style-name="P5">e. Antidiuretic hormone (ADH) </text:p>
      <text:p text:style-name="P5">f. Somatostatin </text:p>
      <text:p text:style-name="P5">g. Aldosterone </text:p>
      <text:p text:style-name="Text_20_body">h. Dehydroepiandrosterone (DHEA) </text:p>
      <text:h text:style-name="Heading_20_3" text:outline-level="3">Question 4x</text:h>
      <text:p text:style-name="P5">Down regulation of deiodinase 1 activity in peripheral tissues, such as the liver and kidney, inhibits the conversion of the prohormone ______, to its more active form. </text:p>
      <text:p text:style-name="P5"><text:soft-page-break/>a. Epinephrine </text:p>
      <text:p text:style-name="P5">b. Insulin like-growth factor -1 (IGF-1) </text:p>
      <text:p text:style-name="P5">c. Triiodothyronine (T3) </text:p>
      <text:p text:style-name="P6">d. Thyroxine (T4) </text:p>
      <text:p text:style-name="P5">e. Antidiuretic hormone (ADH) </text:p>
      <text:p text:style-name="P5">f. Somatostatin </text:p>
      <text:p text:style-name="P5">g. Aldosterone </text:p>
      <text:p text:style-name="Text_20_body">h. Dehydroepiandrosterone (DHEA) </text:p>
      <text:h text:style-name="Heading_20_3" text:outline-level="3">Question 5x</text:h>
      <text:p text:style-name="P5">Athletes who inject high doses of human GH, exhibit increased muscle mass and increased blood levels of _______.</text:p>
      <text:p text:style-name="P5">a. Epinephrine </text:p>
      <text:p text:style-name="P6">b. Insulin like-growth factor -1 (IGF-1) </text:p>
      <text:p text:style-name="P5">c. Triiodothyronine (T3) </text:p>
      <text:p text:style-name="P5">d. Thyroxine (T4) </text:p>
      <text:p text:style-name="P5">e. Antidiuretic hormone (ADH) </text:p>
      <text:p text:style-name="P5">f. Somatostatin </text:p>
      <text:p text:style-name="P5">g. Aldosterone </text:p>
      <text:p text:style-name="Text_20_body">h. Dehydroepiandrosterone (DHEA) </text:p>
      <text:h text:style-name="Heading_20_3" text:outline-level="3">Question 6x</text:h>
      <text:p text:style-name="P5">An intact portal tract connecting the hypothalamus with the anterior pituitary is critical for the negative regulation of growth hormone by ________. </text:p>
      <text:p text:style-name="P5">a. Epinephrine </text:p>
      <text:p text:style-name="P5">b. Insulin </text:p>
      <text:p text:style-name="P5">c. Triiodothyronine (T3) </text:p>
      <text:p text:style-name="P5">d. Thyroxine (T4) </text:p>
      <text:p text:style-name="P5">e. Antidiuretic hormone (ADH) </text:p>
      <text:p text:style-name="P6">f. Somatostatin </text:p>
      <text:p text:style-name="P5">g. Aldosterone </text:p>
      <text:p text:style-name="Text_20_body">h. Dehydroepiandrosterone (DHEA) </text:p>
      <text:h text:style-name="Heading_20_3" text:outline-level="3">Question 7*3</text:h>
      <text:p text:style-name="P5">In response to an increase in blood Na+ levels, the posterior pituitary secretes _______. </text:p>
      <text:p text:style-name="P5">a. Epinephrine </text:p>
      <text:p text:style-name="P5">b. Insulin like-growth factor -1 (IGF-1) </text:p>
      <text:p text:style-name="P5">c. Triiodothyronine (T3) </text:p>
      <text:p text:style-name="P5">d. Thyroxine (T4) </text:p>
      <text:p text:style-name="P5"><text:span text:style-name="T2">e. Antidiuretic hormone (ADH)</text:span> </text:p>
      <text:p text:style-name="P5">f. Somatostatin </text:p>
      <text:p text:style-name="P9">g. Aldosterone </text:p>
      <text:p text:style-name="Text_20_body">h. Dehydroepiandrosterone (DHEA) </text:p>
      <text:h text:style-name="Heading_20_3" text:outline-level="3">Question 8x</text:h>
      <text:p text:style-name="P5">Excess secretion of ACTH can cause beard growth and deepening of the voice in a female bcause of the secretion of __________. </text:p>
      <text:p text:style-name="P5">a. Epinephrine </text:p>
      <text:p text:style-name="P5">b. Insulin like-growth factor -1 (IGF-1) </text:p>
      <text:p text:style-name="P5"><text:soft-page-break/>c. Triiodothyronine (T3) </text:p>
      <text:p text:style-name="P5">d. Thyroxine (T4) </text:p>
      <text:p text:style-name="P5">e. Antidiuretic hormone (ADH) </text:p>
      <text:p text:style-name="P5">f. Somatostatin </text:p>
      <text:p text:style-name="P5">g. Aldosterone </text:p>
      <text:p text:style-name="P2">h. Dehydroepiandrosterone (DHEA) </text:p>
      <text:h text:style-name="Heading_20_3" text:outline-level="3">Question 9x</text:h>
      <text:p text:style-name="P5">A 33 year old woman complains to her physician that she has joint pains, headaches and increased size of her feet, hands, and lower jaw. To confirm a diagnosis of acromegaly, he administered an oral glucose load. It did not decrease her fasting target hormone level. Why? </text:p>
      <text:p text:style-name="P6">a. The negative feedback to the pituitary is impaired. </text:p>
      <text:p text:style-name="P5">b. The negative feedback to the adrenal gland is impaired.</text:p>
      <text:p text:style-name="P5">c. The negative feedback to the liver is impaired. </text:p>
      <text:p text:style-name="Text_20_body">d. The negative feedback to the pancreas is impaired </text:p>
      <text:h text:style-name="Heading_20_3" text:outline-level="3">Question 10*4</text:h>
      <text:p text:style-name="P5">The normal, endogenous secretion of ACTH is correctly described as:</text:p>
      <text:p text:style-name="P5">a. decreased during times of stress </text:p>
      <text:p text:style-name="P5">b. decreased by aldosterone </text:p>
      <text:p text:style-name="P9">c. increased by cortisol </text:p>
      <text:p text:style-name="P2">d. a circadian rhythm in human </text:p>
      <text:h text:style-name="Heading_20_3" text:outline-level="3">Question 11</text:h>
      <text:p text:style-name="P5">Which of the following initiates its biological effects by activating cell membrane bound receptors? </text:p>
      <text:p text:style-name="P5">a. cortisol </text:p>
      <text:p text:style-name="P5">b. aldosterone </text:p>
      <text:p text:style-name="P5">c. thyroxine (T4) </text:p>
      <text:p text:style-name="P2">d. epinephrine </text:p>
      <text:h text:style-name="Heading_20_3" text:outline-level="3">Question 12</text:h>
      <text:p text:style-name="P5">Which of the following findings are most likely present in an individual with high circulating levels of aldosterone (primary hyperaldosteronism)?</text:p>
      <text:p text:style-name="P5">a. hyperkalemia (increased blood K+ levels) </text:p>
      <text:p text:style-name="P6">b. hypokalemia (decreased blood K+ levels) </text:p>
      <text:p text:style-name="P5">c. decreased ECF volume </text:p>
      <text:p text:style-name="Text_20_body">d. no change in either K+ blood concentration or ECF volume </text:p>
      <text:h text:style-name="Heading_20_3" text:outline-level="3">Question 13</text:h>
      <text:p text:style-name="P5">A 24 year old graduate student suffered a concussion in a car crash last month. Since then she complains that she is frequently thirsty and must urinate often. You suspect that she has a lesion affecting her posterior pituitary and its secretion of __________. </text:p>
      <text:p text:style-name="P5">a. aldosterone </text:p>
      <text:p text:style-name="P5">b. cortisol </text:p>
      <text:p text:style-name="P5">c. growth hormone </text:p>
      <text:p text:style-name="P2">d. antidiuretic hormone </text:p>
      <text:h text:style-name="Heading_20_3" text:outline-level="3"><text:soft-page-break/>Question 14</text:h>
      <text:p text:style-name="P5">A 22 year old graduate student has an enlarged thyroid gland. The levels of T3 and T4 are elevated in her blood. Predict her heart rate.</text:p>
      <text:p text:style-name="P5">a. Bradycardia (below 60 bpm) </text:p>
      <text:p text:style-name="P6">b. Tachycardia (above 100 bpm) </text:p>
      <text:p text:style-name="Text_20_body">c. Normal (60-100 bmp) </text:p>
      <text:h text:style-name="Heading_20_3" text:outline-level="3">Question 15</text:h>
      <text:p text:style-name="P5">The volume of air inspired by a person at rest: ___________.</text:p>
      <text:p text:style-name="P5">a. vital capacity </text:p>
      <text:p text:style-name="P5">b. total lung capacity </text:p>
      <text:p text:style-name="P5">c. residual volume </text:p>
      <text:p text:style-name="P6">d. tidal volume </text:p>
      <text:p text:style-name="Text_20_body">e. inspiratory reserve volume </text:p>
      <text:h text:style-name="Heading_20_3" text:outline-level="3">Question 16</text:h>
      <text:p text:style-name="P5">The lung volume that increases in a person with obstructive lung disease. ________</text:p>
      <text:p text:style-name="P5">a. vital capacity </text:p>
      <text:p text:style-name="P5">b. total lung capacity </text:p>
      <text:p text:style-name="P6">c. residual volume </text:p>
      <text:p text:style-name="P5">d. tidal volume </text:p>
      <text:p text:style-name="Text_20_body">e. inspiratory reserve volume </text:p>
      <text:h text:style-name="Heading_20_3" text:outline-level="3">Question 17</text:h>
      <text:p text:style-name="P5">The volume of air that can be exhaled after maximal inspiration. _______</text:p>
      <text:p text:style-name="P6">a. vital capacity </text:p>
      <text:p text:style-name="P5">b. total lung capacity </text:p>
      <text:p text:style-name="P5">c. residual volume </text:p>
      <text:p text:style-name="P5">d. tidal volume </text:p>
      <text:p text:style-name="Text_20_body">e. inspiratory reserve volume </text:p>
      <text:h text:style-name="Heading_20_3" text:outline-level="3">Question 18*1</text:h>
      <text:p text:style-name="P5">Inspiratory capacity minus tidal volume equals ______.</text:p>
      <text:p text:style-name="P5">a. vital capacity </text:p>
      <text:p text:style-name="P9">b. total lung capacity </text:p>
      <text:p text:style-name="P5">c. residual volume </text:p>
      <text:p text:style-name="P5">d. tidal volume </text:p>
      <text:p text:style-name="P2">e. inspiratory reserve volume *</text:p>
      <text:h text:style-name="Heading_20_3" text:outline-level="3">Question 19x</text:h>
      <text:p text:style-name="P5">The volume of air that remains in the lungs after maximal exhalation. _______</text:p>
      <text:p text:style-name="P5">a. vital capacity </text:p>
      <text:p text:style-name="P5">b. total lung capacity </text:p>
      <text:p text:style-name="P6">c. residual volume </text:p>
      <text:p text:style-name="P5">d. tidal volume </text:p>
      <text:p text:style-name="P10">e. inspiratory reserve volume </text:p>
      <text:h text:style-name="Heading_20_3" text:outline-level="3"><text:soft-page-break/>EXAM 2 Part 1</text:h>
      <text:h text:style-name="Heading_20_3" text:outline-level="3">Question 1x</text:h>
      <text:p text:style-name="P5">Ventricular repolarization in the human heart:</text:p>
      <text:p text:style-name="P5">a. begins in the same location and travels in the same direction as the depolarization wave. </text:p>
      <text:p text:style-name="P5">b. results from phase 2 of the fast action potential in myocytes. </text:p>
      <text:p text:style-name="P6">c. is represented by the T wave on the electrocardiogram. </text:p>
      <text:p text:style-name="Text_20_body">d. A and C </text:p>
      <text:h text:style-name="Heading_20_3" text:outline-level="3">Question 2x</text:h>
      <text:p text:style-name="Text_20_body">Use the figure below to answer question 2: </text:p>
      <text:p text:style-name="Text_20_body"><draw:frame draw:style-name="fr1" draw:name="graphics1" text:anchor-type="as-char" svg:width="6.059cm" svg:height="3.995cm" draw:z-index="0"><draw:image xlink:href="https://d396qusza40orc.cloudfront.net/humanphysio/images%2FExam%202%2Fimage001.jpg" xlink:type="simple" xlink:show="embed" xlink:actuate="onLoad"/></draw:frame></text:p>
      <text:p text:style-name="P5">As the heart rate increases from 70/min to 150/min, it is expected that the: </text:p>
      <text:p text:style-name="P5">a. maximum membrane potential in phase 0 will increase. </text:p>
      <text:p text:style-name="P6">b. duration of phase 2 will decrease. </text:p>
      <text:p text:style-name="P5">c. duration of phase 1 will increase. </text:p>
      <text:p text:style-name="Text_20_body">d. absolute refractory period will lengthen. </text:p>
      <text:h text:style-name="Heading_20_3" text:outline-level="3">Question 3x</text:h>
      <text:p text:style-name="Text_20_body">Which is <text:span text:style-name="T1">TRUE</text:span> of the cardiac muscle cell action potential shown below?</text:p>
      <text:p text:style-name="Text_20_body"><draw:frame draw:style-name="fr1" draw:name="graphics2" text:anchor-type="as-char" svg:width="6.35cm" svg:height="2.884cm" draw:z-index="1"><draw:image xlink:href="https://d396qusza40orc.cloudfront.net/humanphysio/images%2FExam%202%2Fimage002.gif" xlink:type="simple" xlink:show="embed" xlink:actuate="onLoad"/></draw:frame></text:p>
      <text:p text:style-name="P5">a. Slow repolarization in Phase 3 is due to opening of the funny sodium channels </text:p>
      <text:p text:style-name="P5">b. Phase 0 is caused by a rapid increase in sodium influx </text:p>
      <text:p text:style-name="P5">c. Slow depolarization in phase 4 is due to sympathetic nerve stimulation </text:p>
      <text:p text:style-name="P2">d. Phase 0 is caused by the opening of calcium channels </text:p>
      <text:h text:style-name="Heading_20_3" text:outline-level="3">Question 4x</text:h>
      <text:p text:style-name="P5">AV valves of the heart open and close because of:</text:p>
      <text:p text:style-name="P5">a. nervous impulses to papillary muscles </text:p>
      <text:p text:style-name="P5">b. passive recoil of valves </text:p>
      <text:p text:style-name="P6">c. changes in pressure in adjacent chambers </text:p>
      <text:p text:style-name="Text_20_body">d. mechanical stretching of the fibers attached to the valves as the myocardium contracts and relaxes </text:p>
      <text:h text:style-name="Heading_20_3" text:outline-level="3"><text:soft-page-break/>Question 5x</text:h>
      <text:p text:style-name="P5">The region of the heart that normally has the highest rate of spontaneous action potentials is the:</text:p>
      <text:p text:style-name="P5">a. Purkinje fibers </text:p>
      <text:p text:style-name="P5">b. Atrioventricular (AV) node </text:p>
      <text:p text:style-name="P5">c. Bundle of HIS </text:p>
      <text:p text:style-name="P2">d. Sinoatrial (SA) node </text:p>
      <text:h text:style-name="Heading_20_3" text:outline-level="3">Question 6*1</text:h>
      <text:p text:style-name="Text_20_body">Use the figure below to answer question 6.</text:p>
      <text:p text:style-name="Text_20_body"><draw:frame draw:style-name="fr1" draw:name="graphics3" text:anchor-type="as-char" svg:width="7.752cm" svg:height="6.959cm" draw:z-index="2"><draw:image xlink:href="https://d396qusza40orc.cloudfront.net/humanphysio/images%2FExam%202%2Fimage003.jpg" xlink:type="simple" xlink:show="embed" xlink:actuate="onLoad"/></draw:frame></text:p>
      <text:p text:style-name="P5">In an electrocardiogram (ECG), the ventricular conduction time is denoted by: </text:p>
      <text:p text:style-name="P5">a. P-wave duration </text:p>
      <text:p text:style-name="P5">b. T-wave duration </text:p>
      <text:p text:style-name="P9">c. QRS complex duration </text:p>
      <text:p text:style-name="P2">d. PR interval </text:p>
      <text:h text:style-name="Heading_20_3" text:outline-level="3">Question 7*2</text:h>
      <text:p text:style-name="P5">Which of the following is most closely equal to increased left ventricular afterload?</text:p>
      <text:p text:style-name="P5">a. increased end-diastolic volume </text:p>
      <text:p text:style-name="P9">b. increased end-diastolic pressure </text:p>
      <text:p text:style-name="P6">c. increased end-systolic pressure *</text:p>
      <text:p text:style-name="Text_20_body">d. increased stroke volume </text:p>
      <text:h text:style-name="Heading_20_3" text:outline-level="3">Question 8x</text:h>
      <text:p text:style-name="P5">Due to differences in opposing forces, there is usually a net _____ occurring at the arteriolar end of most capillaries coupled with net ___ at the venous end.</text:p>
      <text:p text:style-name="P5">a. absorption; filtration </text:p>
      <text:p text:style-name="P2">b. filtration; absorption </text:p>
      <text:h text:style-name="Heading_20_3" text:outline-level="3">Question 9x</text:h>
      <text:p text:style-name="P5">When the baroreceptors respond to a decrease in blood pressure, the:</text:p>
      <text:p text:style-name="P5">a. heart rate slows </text:p>
      <text:p text:style-name="P6">b. peripheral resistance increases </text:p>
      <text:p text:style-name="P5">c. peripheral resistance decreases </text:p>
      <text:p text:style-name="Text_20_body"><text:soft-page-break/>d. A and C </text:p>
      <text:h text:style-name="Heading_20_3" text:outline-level="3">Question 10x</text:h>
      <text:p text:style-name="P5">Dilation of the arterioles in a single organ would lead to:</text:p>
      <text:p text:style-name="P5">a. an increase in pressure in the large arteries of that organ </text:p>
      <text:p text:style-name="P6">b. an increase in capillary pressure in that organ. </text:p>
      <text:p text:style-name="P8">c. a decrease in both capillary and venous pressures in that organ </text:p>
      <text:p text:style-name="Text_20_body">d. a decrease in blood flow to that organ resulting from the decreased blood pressure </text:p>
      <text:h text:style-name="Heading_20_3" text:outline-level="3">Question 11x</text:h>
      <text:p text:style-name="P5">In an individual whose large elastic arteries (e.g., aorta) have relatively normal diameters, but a severely reduced compliance. You would expect:</text:p>
      <text:p text:style-name="P5">a. an elevated diastolic pressure </text:p>
      <text:p text:style-name="P5">b. a greatly reduced venous pressure </text:p>
      <text:p text:style-name="P5">c. a reduced systolic pressure </text:p>
      <text:p text:style-name="P2">d. an elevated pulse pressure </text:p>
      <text:h text:style-name="Heading_20_3" text:outline-level="3">Question 12x</text:h>
      <text:p text:style-name="P5">Increasing venous return increases cardiac output by:</text:p>
      <text:p text:style-name="P5">a. decreasing end diastolic volume </text:p>
      <text:p text:style-name="P6">b. increasing the stroke volume </text:p>
      <text:p text:style-name="P5">c. decreasing the ejection fraction </text:p>
      <text:p text:style-name="Text_20_body">d. A, B and C </text:p>
      <text:h text:style-name="Heading_20_3" text:outline-level="3">Question 13*3</text:h>
      <text:p text:style-name="Text_20_body">Use the left ventricle P-V Loop below to answer question 13.</text:p>
      <text:p text:style-name="Text_20_body"><draw:frame draw:style-name="fr1" draw:name="graphics4" text:anchor-type="as-char" svg:width="6.509cm" svg:height="6.403cm" draw:z-index="3"><draw:image xlink:href="https://d396qusza40orc.cloudfront.net/humanphysio/images%2FExam%202%2Fimage004.jpg" xlink:type="simple" xlink:show="embed" xlink:actuate="onLoad"/></draw:frame></text:p>
      <text:p text:style-name="P5">What is the ejection fraction for the left ventricle depicted in the P-V loop?</text:p>
      <text:p text:style-name="P9">a. 100% </text:p>
      <text:p text:style-name="P5">b. 80% </text:p>
      <text:p text:style-name="P6">c. 60% </text:p>
      <text:p text:style-name="Text_20_body">d. 50% </text:p>
      <text:h text:style-name="Heading_20_3" text:outline-level="3">Question 14*4</text:h>
      <text:p text:style-name="P5">If blood pressure doubled at the same time that peripheral resistance doubled, the blood flow <text:soft-page-break/>through a vessel would be:</text:p>
      <text:p text:style-name="P5">a. doubled </text:p>
      <text:p text:style-name="P9">b. halved </text:p>
      <text:p text:style-name="P5">c. 16 times greater </text:p>
      <text:p text:style-name="P2">d. unchanged </text:p>
      <text:h text:style-name="Heading_20_3" text:outline-level="3">Question 15x</text:h>
      <text:p text:style-name="P5">Contrast the following:<text:line-break/><text:line-break/>(i) velocity of blood flow in capillaries<text:line-break/>(ii) velocity of blood flow in aorta </text:p>
      <text:p text:style-name="P6">a. (ii) &gt; (i) </text:p>
      <text:p text:style-name="P5">b. (i) = or nearly = (ii) </text:p>
      <text:p text:style-name="Text_20_body">c. (i) &gt; (ii) </text:p>
      <text:h text:style-name="Heading_20_3" text:outline-level="3">Question 16*5</text:h>
      <text:p text:style-name="P5">Joan rose quickly from her bed to answer the front doorbell. In response to rising, her baroreceptors:</text:p>
      <text:p text:style-name="P6">a. decreased firing </text:p>
      <text:p text:style-name="P5">b. had no change in their firing rate </text:p>
      <text:p text:style-name="Text_20_body"><text:span text:style-name="T4">c. increased firing</text:span> </text:p>
      <text:h text:style-name="Heading_20_3" text:outline-level="3">Question 17x</text:h>
      <text:p text:style-name="P5">In hyperemia, there is increased blood flow to the tissues. Reactive hyperemia is caused by:</text:p>
      <text:p text:style-name="P5">a. allergens such as bee venom or pollen </text:p>
      <text:p text:style-name="P5">b. decreased parasympathetic stimulation of the arterioles </text:p>
      <text:p text:style-name="P6">c. a local accumulation of metabolites due to reduced blood flow </text:p>
      <text:p text:style-name="Text_20_body">d. A, B and C </text:p>
      <text:h text:style-name="Heading_20_3" text:outline-level="3">Question 18*6</text:h>
      <text:p text:style-name="P5">The swollen belly of a child that has insufficient dietary protein (malnutrition) is due to edema (fluid retention in the interstitium, ISV). This occurs because:</text:p>
      <text:p text:style-name="P6"><text:span text:style-name="T4">a. the oncotic pressure of the blood is increased due to a lack of proteins (albumin)</text:span><text:span text:style-name="T3"> </text:span></text:p>
      <text:p text:style-name="P5">b. the resulting loss of red blood cells (anemia) decreases mean arterial pressure (MAP) </text:p>
      <text:p text:style-name="P5">c. lymph drainage is blocked </text:p>
      <text:p text:style-name="P2">d. the oncotic pressure in the blood is reduced due to a lack of proteins (albumin) </text:p>
      <text:h text:style-name="Heading_20_3" text:outline-level="3">Question 19</text:h>
      <text:p text:style-name="P5">To compensate for blood loss due to a large hemorrhage (25% of blood volume), blood flow would:</text:p>
      <text:p text:style-name="P5">a. decrease to the brain but near normal to the kidneys </text:p>
      <text:p text:style-name="P5">b. be near normal to the brain and to the kidneys </text:p>
      <text:p text:style-name="P5">c. decrease to both the brain and the kidneys </text:p>
      <text:p text:style-name="P2">d. be near normal to the brain but decreased to the kidneys </text:p>
      <text:h text:style-name="Heading_20_3" text:outline-level="3">Question 20</text:h>
      <text:p text:style-name="P5">In hypertension, the systolic blood pressure is chronically raised above 139 mmHg. Fluid will pool in the feet because of:</text:p>
      <text:p text:style-name="P5">a. a decrease in lymph </text:p>
      <text:p text:style-name="P5"><text:soft-page-break/>b. an increase in oncotic pressure </text:p>
      <text:p text:style-name="P5">c. a decrease in total peripheral resistance (TPR) </text:p>
      <text:p text:style-name="P5"><text:span text:style-name="T2">d. an increase in hydrostatic pressure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14:26:20.33</meta:creation-date>
    <dc:date>2013-04-08T16:32:25.34</dc:date>
    <meta:editing-duration>PT2H6M1S</meta:editing-duration>
    <meta:editing-cycles>10</meta:editing-cycles>
    <meta:generator>OpenOffice.org/3.4$Win32 OpenOffice.org_project/340m1$Build-9590</meta:generator>
    <meta:document-statistic meta:table-count="0" meta:image-count="4" meta:object-count="0" meta:page-count="11" meta:paragraph-count="355" meta:word-count="2145" meta:character-count="12904"/>
  </office:meta>
</office:document-meta>
</file>